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; STEP X</text:p>
          </table:table-cell>
          <table:table-cell office:value-type="string" calcext:value-type="string">
            <text:p>H; DIAGONAL</text:p>
          </table:table-cell>
          <table:table-cell office:value-type="string" calcext:value-type="string">
            <text:p>O; STEP 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/[.B$15]" office:value-type="float" office:value="-2.2317761278578" calcext:value-type="float">
            <text:p>-2.2317761278578</text:p>
          </table:table-cell>
          <table:table-cell table:formula="of:=[.B2]*[.B$16]" office:value-type="float" office:value="-1.99520041220824" calcext:value-type="float">
            <text:p>-1.99520041220824</text:p>
          </table:table-cell>
          <table:table-cell/>
          <table:table-cell table:formula="of:=[.C2]/[.B16]" office:value-type="float" office:value="-2.2317761278578" calcext:value-type="float">
            <text:p>-2.2317761278578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[.A3]/[.B$15]" office:value-type="float" office:value="-4.46355225571559" calcext:value-type="float">
            <text:p>-4.46355225571559</text:p>
          </table:table-cell>
          <table:table-cell table:formula="of:=[.B3]*[.B$16]" office:value-type="float" office:value="-3.99040082441648" calcext:value-type="float">
            <text:p>-3.99040082441648</text:p>
          </table:table-cell>
          <table:table-cell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A4]/[.B$15]" office:value-type="float" office:value="-6.69532838357339" calcext:value-type="float">
            <text:p>-6.69532838357339</text:p>
          </table:table-cell>
          <table:table-cell table:formula="of:=[.B4]*[.B$16]" office:value-type="float" office:value="-5.98560123662473" calcext:value-type="float">
            <text:p>-5.98560123662473</text:p>
          </table:table-cell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A5]/[.B$15]" office:value-type="float" office:value="-8.92710451143119" calcext:value-type="float">
            <text:p>-8.92710451143119</text:p>
          </table:table-cell>
          <table:table-cell table:formula="of:=[.B5]*[.B$16]" office:value-type="float" office:value="-7.98080164883297" calcext:value-type="float">
            <text:p>-7.98080164883297</text:p>
          </table:table-cell>
          <table:table-cell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A6]/[.B$15]" office:value-type="float" office:value="-11.158880639289" calcext:value-type="float">
            <text:p>-11.158880639289</text:p>
          </table:table-cell>
          <table:table-cell table:formula="of:=[.B6]*[.B$16]" office:value-type="float" office:value="-9.97600206104121" calcext:value-type="float">
            <text:p>-9.97600206104121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A7]/[.B$15]" office:value-type="float" office:value="-13.3906567671468" calcext:value-type="float">
            <text:p>-13.3906567671468</text:p>
          </table:table-cell>
          <table:table-cell table:formula="of:=[.B7]*[.B$16]" office:value-type="float" office:value="-11.9712024732495" calcext:value-type="float">
            <text:p>-11.9712024732495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A8]/[.B$15]" office:value-type="float" office:value="-15.6224328950046" calcext:value-type="float">
            <text:p>-15.6224328950046</text:p>
          </table:table-cell>
          <table:table-cell table:formula="of:=[.B8]*[.B$16]" office:value-type="float" office:value="-13.9664028854577" calcext:value-type="float">
            <text:p>-13.9664028854577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A9]/[.B$15]" office:value-type="float" office:value="-17.8542090228624" calcext:value-type="float">
            <text:p>-17.8542090228624</text:p>
          </table:table-cell>
          <table:table-cell table:formula="of:=[.B9]*[.B$16]" office:value-type="float" office:value="-15.9616032976659" calcext:value-type="float">
            <text:p>-15.9616032976659</text:p>
          </table:table-cell>
          <table:table-cell table:number-columns-repeated="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A10]/[.B$15]" office:value-type="float" office:value="-20.0859851507202" calcext:value-type="float">
            <text:p>-20.0859851507202</text:p>
          </table:table-cell>
          <table:table-cell table:formula="of:=[.B10]*[.B$16]" office:value-type="float" office:value="-17.9568037098742" calcext:value-type="float">
            <text:p>-17.9568037098742</text:p>
          </table:table-cell>
          <table:table-cell table:number-columns-repeated="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A11]/[.B$15]" office:value-type="float" office:value="-22.317761278578" calcext:value-type="float">
            <text:p>-22.317761278578</text:p>
          </table:table-cell>
          <table:table-cell table:formula="of:=[.B11]*[.B$16]" office:value-type="float" office:value="-19.9520041220824" calcext:value-type="float">
            <text:p>-19.9520041220824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TEP X; COS</text:p>
          </table:table-cell>
          <table:table-cell table:formula="of:=COS(90)" office:value-type="float" office:value="-0.44807361612917" calcext:value-type="float">
            <text:p>-0.44807361612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 Y; SIN</text:p>
          </table:table-cell>
          <table:table-cell table:formula="of:=SIN(90)" office:value-type="float" office:value="0.893996663600558" calcext:value-type="float">
            <text:p>0.89399666360055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e: increasing STEP X; accelerati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-00-0000</text:date>, <text:time style:data-style-name="N2" text:time-value="12:13:21.279748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11:24:38.222734299</meta:creation-date>
    <dc:date>2021-09-01T12:14:22.226384874</dc:date>
    <meta:editing-duration>PT15M12S</meta:editing-duration>
    <meta:editing-cycles>7</meta:editing-cycles>
    <meta:generator>LibreOffice/6.4.6.2$Linux_X86_64 LibreOffice_project/40$Build-2</meta:generator>
    <meta:document-statistic meta:table-count="1" meta:cell-count="39" meta:object-count="0"/>
  </office:meta>
</office:document-meta>
</file>